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9747" officeooo:paragraph-rsid="00019747"/>
    </style:style>
    <style:style style:name="P2" style:family="paragraph" style:parent-style-name="Standard">
      <style:text-properties officeooo:paragraph-rsid="00019747"/>
    </style:style>
    <style:style style:name="P3" style:family="paragraph" style:parent-style-name="Standard">
      <style:text-properties officeooo:rsid="00031951" officeooo:paragraph-rsid="00031951"/>
    </style:style>
    <style:style style:name="P4" style:family="paragraph" style:parent-style-name="Standard">
      <style:text-properties fo:font-weight="bold" officeooo:rsid="00031951" officeooo:paragraph-rsid="00031951" style:font-weight-asian="bold" style:font-weight-complex="bold"/>
    </style:style>
    <style:style style:name="P5" style:family="paragraph" style:parent-style-name="Standard">
      <style:text-properties officeooo:rsid="00049329" officeooo:paragraph-rsid="00049329"/>
    </style:style>
    <style:style style:name="P6" style:family="paragraph" style:parent-style-name="Standard">
      <style:text-properties style:font-name="Liberation Serif" fo:font-size="12pt" officeooo:rsid="00049329" officeooo:paragraph-rsid="00049329" style:font-size-asian="12pt" style:font-size-complex="12pt"/>
    </style:style>
    <style:style style:name="P7" style:family="paragraph" style:parent-style-name="Text_20_body" style:list-style-name="L1">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list-style-name="L1">
      <style:paragraph-properties fo:margin-top="0cm" fo:margin-bottom="0cm" loext:contextual-spacing="false" fo:orphans="2" fo:widows="2"/>
      <style:text-properties style:font-name="Liberation Serif" fo:font-size="12pt" officeooo:paragraph-rsid="00049329" style:font-size-asian="12pt" style:font-size-complex="12pt"/>
    </style:style>
    <style:style style:name="P9" style:family="paragraph" style:parent-style-name="Heading_20_4">
      <style:text-properties fo:font-variant="normal" fo:text-transform="none" fo:color="#000000" style:font-name="Liberation Serif" fo:font-size="12pt" fo:letter-spacing="normal" fo:font-style="normal" fo:font-weight="normal" officeooo:rsid="00049329" officeooo:paragraph-rsid="00049329" style:font-size-asian="12pt" style:font-size-complex="12pt"/>
    </style:style>
    <style:style style:name="P10" style:family="paragraph">
      <loext:graphic-properties draw:fill-color="#ffffff"/>
    </style:style>
    <style:style style:name="P11" style:family="paragraph">
      <style:paragraph-properties fo:text-align="center"/>
    </style:style>
    <style:style style:name="T1" style:family="text">
      <style:text-properties officeooo:rsid="00019747"/>
    </style:style>
    <style:style style:name="T2" style:family="text">
      <style:text-properties officeooo:rsid="00031951"/>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italic" fo:font-weight="normal"/>
    </style:style>
    <style:style style:name="T7" style:family="text">
      <style:text-properties fo:font-variant="normal" fo:text-transform="none" fo:color="#000000" fo:font-size="14pt" fo:letter-spacing="normal" fo:font-style="normal" fo:font-weight="normal"/>
    </style:style>
    <style:style style:name="T8" style:family="text">
      <style:text-properties fo:color="#000000" style:font-name="Times New Roman" fo:font-size="14pt" fo:letter-spacing="normal" fo:font-style="italic" fo:font-weight="normal"/>
    </style:style>
    <style:style style:name="T9" style:family="text">
      <style:text-properties fo:color="#000000" fo:font-size="14pt" fo:letter-spacing="normal" fo:font-style="italic" fo:font-weight="normal"/>
    </style:style>
    <style:style style:name="T10" style:family="text">
      <style:text-properties fo:color="#000000" fo:letter-spacing="normal" fo:font-style="italic"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1.298cm" fo:min-width="2.743cm"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Write a socket program to create a proxy server. Create client, server and and proxy server programs separately.</text:span></text:p>
      <text:p text:style-name="P2"/>
      <text:p text:style-name="P2"><draw:custom-shape text:anchor-type="paragraph" draw:z-index="0" draw:name="Shape1" draw:style-name="gr1" draw:text-style-name="P10" svg:width="2.744cm" svg:height="1.299cm" svg:x="1.609cm" svg:y="0.855cm"><text:p><text:s text:c="8"/>Client</text:p><draw:enhanced-geometry svg:viewBox="0 0 21600 21600" draw:type="rectangle" draw:enhanced-path="M 0 0 L 21600 0 21600 21600 0 21600 0 0 Z N"/></draw:custom-shape><draw:custom-shape text:anchor-type="paragraph" draw:z-index="1" draw:name="Shape1" draw:style-name="gr1" draw:text-style-name="P10" svg:width="2.744cm" svg:height="1.299cm" svg:x="6.346cm" svg:y="0.783cm"><text:p><text:s text:c="3"/>Proxy server</text:p><draw:enhanced-geometry svg:viewBox="0 0 21600 21600" draw:type="rectangle" draw:enhanced-path="M 0 0 L 21600 0 21600 21600 0 21600 0 0 Z N"/></draw:custom-shape><draw:custom-shape text:anchor-type="paragraph" draw:z-index="2" draw:name="Shape1" draw:style-name="gr1" draw:text-style-name="P10" svg:width="2.744cm" svg:height="1.299cm" svg:x="11.037cm" svg:y="0.76cm"><text:p><text:s text:c="8"/>Server</text:p><draw:enhanced-geometry svg:viewBox="0 0 21600 21600" draw:type="rectangle" draw:enhanced-path="M 0 0 L 21600 0 21600 21600 0 21600 0 0 Z N"/></draw:custom-shape><draw:line text:anchor-type="paragraph" draw:z-index="3" draw:name="Shape2" draw:style-name="gr2" draw:text-style-name="P11" svg:x1="4.352cm" svg:y1="1.24cm" svg:x2="6.347cm" svg:y2="1.24cm"><text:p/></draw:line><draw:line text:anchor-type="paragraph" draw:z-index="4" draw:name="Shape3" draw:style-name="gr2" draw:text-style-name="P11" svg:x1="9.089cm" svg:y1="1.263cm" svg:x2="11.036cm" svg:y2="1.263cm"><text:p/></draw:line><draw:line text:anchor-type="paragraph" draw:z-index="5" draw:name="Shape4" draw:style-name="gr3" draw:text-style-name="P11" svg:x1="4.352cm" svg:y1="1.914cm" svg:x2="6.347cm" svg:y2="1.889cm"><text:p/></draw:line><draw:line text:anchor-type="paragraph" draw:z-index="6" draw:name="Shape5" draw:style-name="gr3" draw:text-style-name="P11" svg:x1="9.089cm" svg:y1="1.841cm" svg:x2="11.036cm" svg:y2="1.792cm"><text:p/></draw:line><text:tab/><text:tab/><text:tab/> <text:s text:c="7"/><text:span text:style-name="T1">Request<text:tab/><text:tab/> <text:s text:c="12"/>Request</text:span></text:p>
      <text:p text:style-name="P2"/>
      <text:p text:style-name="P2"/>
      <text:p text:style-name="P2"/>
      <text:p text:style-name="P2"/>
      <text:p text:style-name="P2"><text:s text:c="43"/><text:span text:style-name="T1">Response <text:s text:c="29"/>Response</text:span></text:p>
      <text:p text:style-name="P2"/>
      <text:p text:style-name="P2"/>
      <text:p text:style-name="P2"/>
      <text:p text:style-name="P1">2.<text:span text:style-name="T2"> Create two files at server side with the following fields:</text:span></text:p>
      <text:p text:style-name="P4">Department.txt</text:p>
      <text:p text:style-name="P3"><text:tab/><text:tab/>Name <text:tab/><text:tab/><text:tab/>Employee_Count</text:p>
      <text:p text:style-name="P3"><text:tab/><text:tab/>Metallurgy <text:tab/><text:tab/>3</text:p>
      <text:p text:style-name="P3"><text:s/><text:tab/><text:tab/>Chemistry <text:tab/><text:tab/>3</text:p>
      <text:p text:style-name="P3"><text:tab/><text:tab/>Robotics <text:tab/><text:tab/>1</text:p>
      <text:p text:style-name="P3"><text:tab/><text:tab/>HR <text:tab/><text:tab/><text:tab/>2</text:p>
      <text:p text:style-name="P3"><text:tab/><text:tab/>Communication <text:tab/>4</text:p>
      <text:p text:style-name="P3"/>
      <text:p text:style-name="P3"/>
      <text:p text:style-name="P4">Employee.txt</text:p>
      <text:p text:style-name="P3"><text:tab/><text:tab/>Name <text:tab/><text:tab/><text:tab/>Salary <text:tab/><text:tab/><text:tab/>Department_Name</text:p>
      <text:p text:style-name="P3"><text:tab/><text:tab/>Rohit <text:tab/><text:tab/><text:tab/>10000 <text:tab/><text:tab/><text:tab/>Metallurgy</text:p>
      <text:p text:style-name="P3"><text:tab/><text:tab/>Sandeep <text:tab/><text:tab/>8000 <text:tab/><text:tab/><text:tab/>Chemistry</text:p>
      <text:p text:style-name="P3"><text:tab/><text:tab/>Sumit <text:tab/><text:tab/><text:tab/>12000 <text:tab/><text:tab/><text:tab/>Robotics</text:p>
      <text:p text:style-name="P3"><text:tab/><text:tab/>Ankur <text:tab/><text:tab/><text:tab/>11000 <text:tab/><text:tab/><text:tab/>Chemistry</text:p>
      <text:p text:style-name="P3"><text:tab/><text:tab/>Gagan <text:tab/><text:tab/><text:tab/>19000 <text:tab/><text:tab/><text:tab/>Communication</text:p>
      <text:p text:style-name="P3"><text:tab/><text:tab/>Sangam <text:tab/><text:tab/>15000 <text:tab/><text:tab/><text:tab/>Chemistry</text:p>
      <text:p text:style-name="P3"><text:tab/><text:tab/>Soumitra <text:tab/><text:tab/>6000 <text:tab/><text:tab/><text:tab/>Metallurgy</text:p>
      <text:p text:style-name="P3"><text:tab/><text:tab/>Subhashis <text:tab/><text:tab/>9000 <text:tab/><text:tab/><text:tab/>HR</text:p>
      <text:p text:style-name="P3">A user at the client side should be given the following options (at terminal) which in turn</text:p>
      <text:p text:style-name="P3">issues the corresponding query to the server:</text:p>
      <text:p text:style-name="P3">a. Display the record of employee with highest salary.</text:p>
      <text:p text:style-name="P3">b. Display the record of employees(name, salary and department_name) with particular</text:p>
      <text:p text:style-name="P3">Department_Name (taken as input from terminal).</text:p>
      <text:p text:style-name="P3">c. Display the record of employees (name, salary and department_name) who belong to</text:p>
      <text:p text:style-name="P3">the department with highest Employee_Count.</text:p>
      <text:p text:style-name="P3">d. Display record of the employee (name, salary and department_name) with second</text:p>
      <text:p text:style-name="P3">highest salary.</text:p>
      <text:p text:style-name="P3">The server should process the query and give proper result to the client which then displays the result</text:p>
      <text:p text:style-name="P3">on it’s terminal.</text:p>
      <text:p text:style-name="P3">Note : During evaluation, the content of the files may be changed.</text:p>
      <text:p text:style-name="P3"/>
      <text:p text:style-name="P3"/>
      <text:p text:style-name="P5">3. Create a server client program where the following tasks are carried out by the server:</text:p>
      <text:p text:style-name="P6"><text:span text:style-name="T5"/></text:p>
      <text:p text:style-name="P6"><text:span text:style-name="T5">The server will start in </text:span><text:span text:style-name="T10">passive</text:span><text:span text:style-name="T6"> </text:span><text:span text:style-name="T5">mode listening on a specified port for a transmission from a client. Separately, the client will be started and will contact the server on a given IP address and port number that must be entered via the command line. The client will pass the server a string </text:span><text:soft-page-break/><text:span text:style-name="T5">consisting of a sequence of characters. If the the string contains anything but numbers, the server will respond with "Sorry, cannot compute!" and exit. If the string contains all numbers, the individual digits will be added together and returned as a string (see below for an example). If the server sends a "Sorry" response to the client it will immediately exit. If the server receives a string of numbers, it will (1) add the digits together, (2) send the value back to the client, and (3) will not exit unless the response is a single digit. This process will be repeated until there is only one digit remaining. Note: the server will send a new packet each time Step (2) is executed, and the client will expect to receive a packet until there is only a single digit. See below for the exact output.</text:span></text:p>
      <text:p text:style-name="P6"><text:span text:style-name="T5"/></text:p>
      <text:p text:style-name="P6">Example:</text:p>
      <text:h text:style-name="P9" text:outline-level="4">Client Input/Output for Non-Numeric Example</text:h>
      <text:list xml:id="list4782547095747939147" text:style-name="L1">
        <text:list-item>
          <text:list>
            <text:list-header>
              <text:p text:style-name="P8"><text:span text:style-name="T5">machine2&gt; client 128.111.49.44 32000<text:line-break/>Enter string: I don't like addition!!<text:line-break/>From server: Sorry, cannot compute!<text:line-break/>Machine2&gt;</text:span></text:p>
              <text:p text:style-name="P8"><text:span text:style-name="T5"/></text:p>
              <text:p text:style-name="P8"><text:span text:style-name="T5">Client Input/Output for Numeric Example</text:span></text:p>
              <text:p text:style-name="P7">machine2&gt; client 128.111.49.44 32000<text:line-break/>Enter string: 123456789101234567891012345678910<text:line-break/>From server: 138<text:line-break/>From server: 12<text:line-break/>From server: 3<text:line-break/>machine2&gt;</text:p>
            </text:list-header>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06:14:07.493504819</meta:creation-date>
    <dc:date>2018-01-19T06:45:06.166752744</dc:date>
    <meta:editing-duration>PT20M18S</meta:editing-duration>
    <meta:editing-cycles>2</meta:editing-cycles>
    <meta:generator>LibreOffice/5.1.6.2$Linux_x86 LibreOffice_project/10m0$Build-2</meta:generator>
    <meta:document-statistic meta:table-count="0" meta:image-count="0" meta:object-count="0" meta:page-count="2" meta:paragraph-count="41" meta:word-count="451" meta:character-count="2965" meta:non-whitespace-character-count="2367"/>
  </office:meta>
</office:document-meta>
</file>